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2.578in"/>
    </style:style>
    <style:style style:name="co3" style:family="table-column">
      <style:table-column-properties fo:break-before="auto" style:column-width="2.9402in"/>
    </style:style>
    <style:style style:name="co4" style:family="table-column">
      <style:table-column-properties fo:break-before="auto" style:column-width="0.9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Test Ord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Formula</text:p>
          </table:table-cell>
          <table:table-cell table:style-name="ce1" office:value-type="string">
            <text:p>Expected Resul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on-existing file, single cell</text:p>
          </table:table-cell>
          <table:table-cell office:value-type="string">
            <text:p>'='foo.ods'#Sheet1.A1</text:p>
          </table:table-cell>
          <table:table-cell table:style-name="ce2" office:value-type="string">
            <text:p>#REF!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on-existing file, cell range</text:p>
          </table:table-cell>
          <table:table-cell office:value-type="string">
            <text:p>'=SUM('foo.ods'#Sheet1.A1:A3)</text:p>
          </table:table-cell>
          <table:table-cell table:style-name="ce2" office:value-type="string">
            <text:p>#REF!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on-existing sheet, single cell</text:p>
          </table:table-cell>
          <table:table-cell office:value-type="string">
            <text:p>'='extdata.ods'#Foo.A1</text:p>
          </table:table-cell>
          <table:table-cell table:style-name="ce2" office:value-type="string">
            <text:p>#REF!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on-existing sheet, cell range</text:p>
          </table:table-cell>
          <table:table-cell office:value-type="string">
            <text:p>'=SUM('extdata.ods'#Foo.A1:A3)</text:p>
          </table:table-cell>
          <table:table-cell table:style-name="ce2" office:value-type="string">
            <text:p>#REF!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ingle cell data, non-empty</text:p>
          </table:table-cell>
          <table:table-cell office:value-type="string">
            <text:p>'='extdata.ods'#Value.B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ingle range data, non-empty</text:p>
          </table:table-cell>
          <table:table-cell office:value-type="string">
            <text:p>'=SUM('extdata.ods'#Value.A1:B2)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ingle cell data, empty</text:p>
          </table:table-cell>
          <table:table-cell office:value-type="string">
            <text:p>'='extdata.ods'#Value.A8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Single range data, partially empty</text:p>
          </table:table-cell>
          <table:table-cell office:value-type="string">
            <text:p>'=SUM('extdata.ods'#Value.A1:A800)</text:p>
          </table:table-cell>
          <table:table-cell office:value-type="float" office:value="403">
            <text:p>40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Single cell, empty, max position</text:p>
          </table:table-cell>
          <table:table-cell office:value-type="string">
            <text:p>'='extdata.ods'#Value.AMJ10485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ingle cell, out of bound</text:p>
          </table:table-cell>
          <table:table-cell office:value-type="string">
            <text:p>'='extdata.ods'#Value.AMJ1048577</text:p>
          </table:table-cell>
          <table:table-cell table:style-name="ce2" office:value-type="string">
            <text:p>#NAME?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ingle cell, out of bound</text:p>
          </table:table-cell>
          <table:table-cell office:value-type="string">
            <text:p>'='extdata.ods'#Value.AMK1048576</text:p>
          </table:table-cell>
          <table:table-cell table:style-name="ce2" office:value-type="string">
            <text:p>#NAME?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ingle range, empty</text:p>
          </table:table-cell>
          <table:table-cell office:value-type="string">
            <text:p>'=SUM('extdata.ods'#Value.D10:F12)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Whole sheet</text:p>
          </table:table-cell>
          <table:table-cell office:value-type="string">
            <text:p>'=SUM('extdata.ods'#Value.A1:AMJ1048576)</text:p>
          </table:table-cell>
          <table:table-cell office:value-type="float" office:value="6057">
            <text:p>60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9">02/09/2010</text:date>, <text:time>23:2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2-09T16:15:03</meta:creation-date>
    <meta:generator>OpenOffice.org/3.2$Linux OpenOffice.org_project/320m12$Build-9483</meta:generator>
    <dc:date>2010-02-09T23:26:07</dc:date>
    <dc:creator>Kohei Yoshida</dc:creator>
    <meta:editing-duration>PT00H22M28S</meta:editing-duration>
    <meta:editing-cycles>33</meta:editing-cycles>
    <meta:document-statistic meta:table-count="1" meta:cell-count="56" meta:object-count="0"/>
  </office:meta>
</office:document-meta>
</file>